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63d43" officeooo:paragraph-rsid="00063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écnica mixta sobre lienzo y canvas, utilizando acrílico, carboncillos y óleo para dar forma a través de los colores y movimientos a las obr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9:16:45.708003935</meta:creation-date>
    <dc:date>2023-05-05T19:20:17.836838746</dc:date>
    <meta:editing-duration>PT3M32S</meta:editing-duration>
    <meta:editing-cycles>1</meta:editing-cycles>
    <meta:document-statistic meta:table-count="0" meta:image-count="0" meta:object-count="0" meta:page-count="1" meta:paragraph-count="1" meta:word-count="24" meta:character-count="143" meta:non-whitespace-character-count="120"/>
    <meta:generator>LibreOffice/7.5.2.2$Linux_X86_64 LibreOffice_project/50$Build-2</meta:generator>
  </office:meta>
</office:document-meta>
</file>